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solid" draw:fill-color="#e6ff00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  <style:text-properties fo:font-family="Handwriting-Dakota" style:font-pitch="variable" fo:font-size="64pt"/>
    </style:style>
    <style:style style:name="T1" style:family="text">
      <style:text-properties fo:font-family="Handwriting-Dakota" style:font-pitch="variable" fo:font-size="6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1.905cm" svg:height="1.905cm" svg:x="8.255cm" svg:y="8.89cm">
          <text:p text:style-name="P1"><text:span text:style-name="T1">N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Bryan Ford</meta:initial-creator>
    <meta:creation-date>2006-12-29T20:22:08</meta:creation-date>
    <dc:creator>Bryan Ford</dc:creator>
    <dc:date>2006-12-29T20:26:12</dc:date>
    <dc:language>en-US</dc:language>
    <meta:editing-cycles>2</meta:editing-cycles>
    <meta:editing-duration>PT4M4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